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2" table:default-cell-style-name="ce1"/>
        <table:table-column table:style-name="co2" table:number-columns-repeated="4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7" table:default-cell-style-name="ce1"/>
        <table:table-column table:style-name="co2" table:number-columns-repeated="6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4" table:default-cell-style-name="ce1"/>
        <table:table-column table:style-name="co2" table:number-columns-repeated="3" table:default-cell-style-name="ce1" table:visibility="collapse"/>
        <table:table-column table:style-name="co1" table:number-columns-repeated="3" table:default-cell-style-name="ce1"/>
        <table:table-column table:style-name="co2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default-cell-style-name="ce1"/>
        <table:table-column table:style-name="co2" table:default-cell-style-name="ce1" table:visibility="collapse"/>
        <table:table-column table:style-name="co1" table:number-columns-repeated="1634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Institution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Assignment:Equiv Class Practice (Real)</text:p>
          </table:table-cell>
          <table:table-cell office:value-type="string" table:style-name="ce1">
            <text:p>Assignment:InClass 1: Intro - What test cases? (Real)</text:p>
          </table:table-cell>
          <table:table-cell office:value-type="string" table:style-name="ce1">
            <text:p>Quiz:Quiz 1 (Real)</text:p>
          </table:table-cell>
          <table:table-cell office:value-type="string" table:style-name="ce1">
            <text:p>Assignment:Test Case Practice (Real)</text:p>
          </table:table-cell>
          <table:table-cell office:value-type="string" table:style-name="ce1">
            <text:p>Notes1</text:p>
          </table:table-cell>
          <table:table-cell office:value-type="string" table:style-name="ce1">
            <text:p>Notes2</text:p>
          </table:table-cell>
          <table:table-cell office:value-type="string" table:style-name="ce1">
            <text:p>Notes3</text:p>
          </table:table-cell>
          <table:table-cell office:value-type="string" table:style-name="ce1">
            <text:p>Notes4</text:p>
          </table:table-cell>
          <table:table-cell office:value-type="string" table:style-name="ce1">
            <text:p>Notes5</text:p>
          </table:table-cell>
          <table:table-cell office:value-type="string" table:style-name="ce1">
            <text:p>Notes6</text:p>
          </table:table-cell>
          <table:table-cell office:value-type="string" table:style-name="ce1">
            <text:p>Notes7</text:p>
          </table:table-cell>
          <table:table-cell office:value-type="string" table:style-name="ce1">
            <text:p>Assignment:Turn in your notes 9 (Real)</text:p>
          </table:table-cell>
          <table:table-cell office:value-type="string" table:style-name="ce1">
            <text:p>Assignment:Turn in your notes 10 (Real)</text:p>
          </table:table-cell>
          <table:table-cell office:value-type="string" table:style-name="ce1">
            <text:p>Assignment:Turn in your notes 11 (Real)</text:p>
          </table:table-cell>
          <table:table-cell office:value-type="string" table:style-name="ce1">
            <text:p>Assignment:Turn in your notes 12 (Real)</text:p>
          </table:table-cell>
          <table:table-cell office:value-type="string" table:style-name="ce1">
            <text:p>Assignment:Notes for the week 13 (Real)</text:p>
          </table:table-cell>
          <table:table-cell office:value-type="string" table:style-name="ce1">
            <text:p>Assignment:Turn in Notes 14 (Real)</text:p>
          </table:table-cell>
          <table:table-cell office:value-type="string" table:style-name="ce1">
            <text:p>In Class Work and Notes total (Real)</text:p>
          </table:table-cell>
          <table:table-cell office:value-type="string" table:style-name="ce1">
            <text:p>Assignment:Peer Evaluation ... (Real)</text:p>
          </table:table-cell>
          <table:table-cell office:value-type="string" table:style-name="ce1">
            <text:p>MT MC</text:p>
          </table:table-cell>
          <table:table-cell office:value-type="string" table:style-name="ce1">
            <text:p>MT Pgm1</text:p>
          </table:table-cell>
          <table:table-cell office:value-type="string" table:style-name="ce1">
            <text:p>MT PG2</text:p>
          </table:table-cell>
          <table:table-cell office:value-type="string" table:style-name="ce1">
            <text:p>Midterm Exam total (Real)</text:p>
          </table:table-cell>
          <table:table-cell office:value-type="string" table:style-name="ce1">
            <text:p>Final Exam total (Real)</text:p>
          </table:table-cell>
          <table:table-cell office:value-type="string" table:style-name="ce1">
            <text:p>Assignment:Project Prototypes (Real)</text:p>
          </table:table-cell>
          <table:table-cell office:value-type="string" table:style-name="ce1">
            <text:p>Assignment:Final Test Report (Real)</text:p>
          </table:table-cell>
          <table:table-cell office:value-type="string" table:style-name="ce1">
            <text:p>HW1</text:p>
          </table:table-cell>
          <table:table-cell office:value-type="string" table:style-name="ce1">
            <text:p>HW2</text:p>
          </table:table-cell>
          <table:table-cell office:value-type="string" table:style-name="ce1">
            <text:p>HS3</text:p>
          </table:table-cell>
          <table:table-cell office:value-type="string" table:style-name="ce1">
            <text:p>Assignment:Final Functionality report (Real)</text:p>
          </table:table-cell>
          <table:table-cell office:value-type="string" table:style-name="ce1">
            <text:p>HW and Project total (Real)</text:p>
          </table:table-cell>
          <table:table-cell office:value-type="string" table:style-name="ce1">
            <text:p>Quiz:PreCourse Assessment (Real)</text:p>
          </table:table-cell>
          <table:table-cell office:value-type="string" table:style-name="ce1">
            <text:p>Course total (Real)</text:p>
          </table:table-cell>
          <table:table-cell office:value-type="string" table:style-name="ce1">
            <text:p>Last downloaded from this course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1">
            <text:p>William</text:p>
          </table:table-cell>
          <table:table-cell office:value-type="string" table:style-name="ce1">
            <text:p>Adorjan</text:p>
          </table:table-cell>
          <table:table-cell office:value-type="string" table:style-name="ce1">
            <text:p>wadorjan01</text:p>
          </table:table-cell>
          <table:table-cell table:number-columns-repeated="2" table:style-name="ce1"/>
          <table:table-cell office:value-type="string" table:style-name="ce1">
            <text:p>wadorjan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4.85" table:style-name="ce1">
            <text:p>84.85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269.85000000000002" table:style-name="ce1">
            <text:p>269.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308.8599999999999" table:style-name="ce1">
            <text:p>1308.86</text:p>
          </table:table-cell>
          <table:table-cell office:value-type="string" table:style-name="ce1">
            <text:p>1615073157</text:p>
          </table:table-cell>
          <table:table-cell office:value-type="float" office:value="93.49" table:formula="of:=[.AM2]/[.AP2]*100" table:style-name="ce1">
            <text:p>93.49</text:p>
          </table:table-cell>
          <table:table-cell office:value-type="float" office:value="1400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Bryan</text:p>
          </table:table-cell>
          <table:table-cell office:value-type="string" table:style-name="ce1">
            <text:p>Akers</text:p>
          </table:table-cell>
          <table:table-cell office:value-type="string" table:style-name="ce1">
            <text:p>bakers07</text:p>
          </table:table-cell>
          <table:table-cell table:number-columns-repeated="2" table:style-name="ce1"/>
          <table:table-cell office:value-type="string" table:style-name="ce1">
            <text:p>bakers07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204.61" table:style-name="ce1">
            <text:p>204.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-</text:p>
          </table:table-cell>
          <table:table-cell office:value-type="float" office:value="1218.57" table:style-name="ce1">
            <text:p>1218.57</text:p>
          </table:table-cell>
          <table:table-cell office:value-type="string" table:style-name="ce1">
            <text:p>1615073157</text:p>
          </table:table-cell>
          <table:table-cell office:value-type="float" office:value="87.040714285714287" table:formula="of:=[.AM3]/[.AP3]*100" table:style-name="ce1">
            <text:p>87.04071429</text:p>
          </table:table-cell>
          <table:table-cell office:value-type="float" office:value="1400" table:formula="of:=[.AP2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Matthew</text:p>
          </table:table-cell>
          <table:table-cell office:value-type="string" table:style-name="ce1">
            <text:p>Ayers</text:p>
          </table:table-cell>
          <table:table-cell office:value-type="string" table:style-name="ce1">
            <text:p>mayers01</text:p>
          </table:table-cell>
          <table:table-cell table:number-columns-repeated="2" table:style-name="ce1"/>
          <table:table-cell office:value-type="string" table:style-name="ce1">
            <text:p>mayers01@aurora.ed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-</text:p>
          </table:table-cell>
          <table:table-cell office:value-type="float" office:value="63.64" table:style-name="ce1">
            <text:p>63.64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205.64" table:style-name="ce1">
            <text:p>205.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956.51" table:style-name="ce1">
            <text:p>956.51</text:p>
          </table:table-cell>
          <table:table-cell office:value-type="string" table:style-name="ce1">
            <text:p>1615073157</text:p>
          </table:table-cell>
          <table:table-cell office:value-type="float" office:value="68.32214285714285" table:formula="of:=[.AM4]/[.AP4]*100" table:style-name="ce1">
            <text:p>68.32214286</text:p>
          </table:table-cell>
          <table:table-cell office:value-type="float" office:value="1400" table:formula="of:=[.AP3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Marcus</text:p>
          </table:table-cell>
          <table:table-cell office:value-type="string" table:style-name="ce1">
            <text:p>Becker</text:p>
          </table:table-cell>
          <table:table-cell office:value-type="string" table:style-name="ce1">
            <text:p>mbecker09</text:p>
          </table:table-cell>
          <table:table-cell table:number-columns-repeated="2" table:style-name="ce1"/>
          <table:table-cell office:value-type="string" table:style-name="ce1">
            <text:p>mbecker09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6.97" table:style-name="ce1">
            <text:p>96.97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285.97000000000003" table:style-name="ce1">
            <text:p>285.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-</text:p>
          </table:table-cell>
          <table:table-cell office:value-type="float" office:value="1344.91" table:style-name="ce1">
            <text:p>1344.91</text:p>
          </table:table-cell>
          <table:table-cell office:value-type="string" table:style-name="ce1">
            <text:p>1615073157</text:p>
          </table:table-cell>
          <table:table-cell office:value-type="float" office:value="96.064999999999998" table:formula="of:=[.AM5]/[.AP5]*100" table:style-name="ce1">
            <text:p>96.065</text:p>
          </table:table-cell>
          <table:table-cell office:value-type="float" office:value="1400" table:formula="of:=[.AP4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ke</text:p>
          </table:table-cell>
          <table:table-cell office:value-type="string" table:style-name="ce1">
            <text:p>Bucher</text:p>
          </table:table-cell>
          <table:table-cell office:value-type="string" table:style-name="ce1">
            <text:p>jbucher01</text:p>
          </table:table-cell>
          <table:table-cell table:number-columns-repeated="2" table:style-name="ce1"/>
          <table:table-cell office:value-type="string" table:style-name="ce1">
            <text:p>jbucher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7.88" table:style-name="ce1">
            <text:p>87.88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271.88" table:style-name="ce1">
            <text:p>271.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310.75" table:style-name="ce1">
            <text:p>1310.75</text:p>
          </table:table-cell>
          <table:table-cell office:value-type="string" table:style-name="ce1">
            <text:p>1615073157</text:p>
          </table:table-cell>
          <table:table-cell office:value-type="float" office:value="93.625" table:formula="of:=[.AM6]/[.AP6]*100" table:style-name="ce1">
            <text:p>93.625</text:p>
          </table:table-cell>
          <table:table-cell office:value-type="float" office:value="1400" table:formula="of:=[.AP5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oan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jcastro05</text:p>
          </table:table-cell>
          <table:table-cell table:number-columns-repeated="2" table:style-name="ce1"/>
          <table:table-cell office:value-type="string" table:style-name="ce1">
            <text:p>jcastro05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1.819999999999993" table:style-name="ce1">
            <text:p>81.8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244.82" table:style-name="ce1">
            <text:p>244.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285.5" table:style-name="ce1">
            <text:p>1285.5</text:p>
          </table:table-cell>
          <table:table-cell office:value-type="string" table:style-name="ce1">
            <text:p>1615073157</text:p>
          </table:table-cell>
          <table:table-cell office:value-type="float" office:value="91.821428571428569" table:formula="of:=[.AM7]/[.AP7]*100" table:style-name="ce1">
            <text:p>91.82142857</text:p>
          </table:table-cell>
          <table:table-cell office:value-type="float" office:value="1400" table:formula="of:=[.AP6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Mason</text:p>
          </table:table-cell>
          <table:table-cell office:value-type="string" table:style-name="ce1">
            <text:p>Conroy</text:p>
          </table:table-cell>
          <table:table-cell office:value-type="string" table:style-name="ce1">
            <text:p>mconroy03</text:p>
          </table:table-cell>
          <table:table-cell table:number-columns-repeated="2" table:style-name="ce1"/>
          <table:table-cell office:value-type="string" table:style-name="ce1">
            <text:p>mconroy03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6.97" table:style-name="ce1">
            <text:p>96.97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274.97000000000003" table:style-name="ce1">
            <text:p>274.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313.64" table:style-name="ce1">
            <text:p>1313.64</text:p>
          </table:table-cell>
          <table:table-cell office:value-type="string" table:style-name="ce1">
            <text:p>1615073157</text:p>
          </table:table-cell>
          <table:table-cell office:value-type="float" office:value="93.831428571428575" table:formula="of:=[.AM8]/[.AP8]*100" table:style-name="ce1">
            <text:p>93.83142857</text:p>
          </table:table-cell>
          <table:table-cell office:value-type="float" office:value="1400" table:formula="of:=[.AP7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Leandro</text:p>
          </table:table-cell>
          <table:table-cell office:value-type="string" table:style-name="ce1">
            <text:p>Deagueros</text:p>
          </table:table-cell>
          <table:table-cell office:value-type="string" table:style-name="ce1">
            <text:p>ldeagueros01</text:p>
          </table:table-cell>
          <table:table-cell table:number-columns-repeated="2" table:style-name="ce1"/>
          <table:table-cell office:value-type="string" table:style-name="ce1">
            <text:p>ldeagueros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60.72999999999999" table:style-name="ce1">
            <text:p>160.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</text:p>
          </table:table-cell>
          <table:table-cell office:value-type="float" office:value="1060.01" table:style-name="ce1">
            <text:p>1060.01</text:p>
          </table:table-cell>
          <table:table-cell office:value-type="string" table:style-name="ce1">
            <text:p>1615073157</text:p>
          </table:table-cell>
          <table:table-cell office:value-type="float" office:value="75.715000000000003" table:formula="of:=[.AM9]/[.AP9]*100" table:style-name="ce1">
            <text:p>75.715</text:p>
          </table:table-cell>
          <table:table-cell office:value-type="float" office:value="1400" table:formula="of:=[.AP8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ckeline</text:p>
          </table:table-cell>
          <table:table-cell office:value-type="string" table:style-name="ce1">
            <text:p>Escalante</text:p>
          </table:table-cell>
          <table:table-cell office:value-type="string" table:style-name="ce1">
            <text:p>jescalante02</text:p>
          </table:table-cell>
          <table:table-cell table:number-columns-repeated="2" table:style-name="ce1"/>
          <table:table-cell office:value-type="string" table:style-name="ce1">
            <text:p>jescalante02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243.76" table:style-name="ce1">
            <text:p>243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1134.26" table:style-name="ce1">
            <text:p>1134.26</text:p>
          </table:table-cell>
          <table:table-cell office:value-type="string" table:style-name="ce1">
            <text:p>1615073157</text:p>
          </table:table-cell>
          <table:table-cell office:value-type="float" office:value="81.018571428571434" table:formula="of:=[.AM10]/[.AP10]*100" table:style-name="ce1">
            <text:p>81.01857143</text:p>
          </table:table-cell>
          <table:table-cell office:value-type="float" office:value="1400" table:formula="of:=[.AP9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Andy</text:p>
          </table:table-cell>
          <table:table-cell office:value-type="string" table:style-name="ce1">
            <text:p>Garcia</text:p>
          </table:table-cell>
          <table:table-cell office:value-type="string" table:style-name="ce1">
            <text:p>agarcia19</text:p>
          </table:table-cell>
          <table:table-cell table:number-columns-repeated="2" table:style-name="ce1"/>
          <table:table-cell office:value-type="string" table:style-name="ce1">
            <text:p>agarcia19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78.790000000000006" table:style-name="ce1">
            <text:p>78.79</text:p>
          </table:table-cell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255.79" table:style-name="ce1">
            <text:p>255.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203.18" table:style-name="ce1">
            <text:p>1203.18</text:p>
          </table:table-cell>
          <table:table-cell office:value-type="string" table:style-name="ce1">
            <text:p>1615073157</text:p>
          </table:table-cell>
          <table:table-cell office:value-type="float" office:value="85.941428571428574" table:formula="of:=[.AM11]/[.AP11]*100" table:style-name="ce1">
            <text:p>85.94142857</text:p>
          </table:table-cell>
          <table:table-cell office:value-type="float" office:value="1400" table:formula="of:=[.AP10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Luke</text:p>
          </table:table-cell>
          <table:table-cell office:value-type="string" table:style-name="ce1">
            <text:p>Gaudiano</text:p>
          </table:table-cell>
          <table:table-cell office:value-type="string" table:style-name="ce1">
            <text:p>lgaudiano01</text:p>
          </table:table-cell>
          <table:table-cell table:number-columns-repeated="2" table:style-name="ce1"/>
          <table:table-cell office:value-type="string" table:style-name="ce1">
            <text:p>lgaudiano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3.94" table:style-name="ce1">
            <text:p>93.94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240.94" table:style-name="ce1">
            <text:p>240.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float" office:value="1092.81" table:style-name="ce1">
            <text:p>1092.81</text:p>
          </table:table-cell>
          <table:table-cell office:value-type="string" table:style-name="ce1">
            <text:p>1615073157</text:p>
          </table:table-cell>
          <table:table-cell office:value-type="float" office:value="78.057857142857131" table:formula="of:=[.AM12]/[.AP12]*100" table:style-name="ce1">
            <text:p>78.05785714</text:p>
          </table:table-cell>
          <table:table-cell office:value-type="float" office:value="1400" table:formula="of:=[.AP11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Vanessa</text:p>
          </table:table-cell>
          <table:table-cell office:value-type="string" table:style-name="ce1">
            <text:p>Gill</text:p>
          </table:table-cell>
          <table:table-cell office:value-type="string" table:style-name="ce1">
            <text:p>vgill01</text:p>
          </table:table-cell>
          <table:table-cell table:number-columns-repeated="2" table:style-name="ce1"/>
          <table:table-cell office:value-type="string" table:style-name="ce1">
            <text:p>vgill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87.88" table:style-name="ce1">
            <text:p>87.8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226.88" table:style-name="ce1">
            <text:p>226.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-</text:p>
          </table:table-cell>
          <table:table-cell office:value-type="float" office:value="1191.44" table:style-name="ce1">
            <text:p>1191.44</text:p>
          </table:table-cell>
          <table:table-cell office:value-type="string" table:style-name="ce1">
            <text:p>1615073157</text:p>
          </table:table-cell>
          <table:table-cell office:value-type="float" office:value="85.102857142857147" table:formula="of:=[.AM13]/[.AP13]*100" table:style-name="ce1">
            <text:p>85.10285714</text:p>
          </table:table-cell>
          <table:table-cell office:value-type="float" office:value="1400" table:formula="of:=[.AP12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cob</text:p>
          </table:table-cell>
          <table:table-cell office:value-type="string" table:style-name="ce1">
            <text:p>Gilson</text:p>
          </table:table-cell>
          <table:table-cell office:value-type="string" table:style-name="ce1">
            <text:p>jgilson01</text:p>
          </table:table-cell>
          <table:table-cell table:number-columns-repeated="2" table:style-name="ce1"/>
          <table:table-cell office:value-type="string" table:style-name="ce1">
            <text:p>jgilson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224.76" table:style-name="ce1">
            <text:p>224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29.77" table:style-name="ce1">
            <text:p>1329.77</text:p>
          </table:table-cell>
          <table:table-cell office:value-type="string" table:style-name="ce1">
            <text:p>1615073157</text:p>
          </table:table-cell>
          <table:table-cell office:value-type="float" office:value="94.983571428571423" table:formula="of:=[.AM14]/[.AP14]*100" table:style-name="ce1">
            <text:p>94.98357143</text:p>
          </table:table-cell>
          <table:table-cell office:value-type="float" office:value="1400" table:formula="of:=[.AP13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Brian</text:p>
          </table:table-cell>
          <table:table-cell office:value-type="string" table:style-name="ce1">
            <text:p>Hinterlong</text:p>
          </table:table-cell>
          <table:table-cell office:value-type="string" table:style-name="ce1">
            <text:p>bhinterlong01</text:p>
          </table:table-cell>
          <table:table-cell table:number-columns-repeated="2" table:style-name="ce1"/>
          <table:table-cell office:value-type="string" table:style-name="ce1">
            <text:p>bhinterlon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66.67" table:style-name="ce1">
            <text:p>66.67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6.67" table:style-name="ce1">
            <text:p>666.67</text:p>
          </table:table-cell>
          <table:table-cell office:value-type="string" table:style-name="ce1">
            <text:p>-</text:p>
          </table:table-cell>
          <table:table-cell office:value-type="float" office:value="69.7" table:style-name="ce1">
            <text:p>69.7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257.7" table:style-name="ce1">
            <text:p>257.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1078.93" table:style-name="ce1">
            <text:p>1078.93</text:p>
          </table:table-cell>
          <table:table-cell office:value-type="string" table:style-name="ce1">
            <text:p>1615073157</text:p>
          </table:table-cell>
          <table:table-cell office:value-type="float" office:value="77.066428571428574" table:formula="of:=[.AM15]/[.AP15]*100" table:style-name="ce1">
            <text:p>77.06642857</text:p>
          </table:table-cell>
          <table:table-cell office:value-type="float" office:value="1400" table:formula="of:=[.AP14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Zachary</text:p>
          </table:table-cell>
          <table:table-cell office:value-type="string" table:style-name="ce1">
            <text:p>Holly</text:p>
          </table:table-cell>
          <table:table-cell office:value-type="string" table:style-name="ce1">
            <text:p>zholly01</text:p>
          </table:table-cell>
          <table:table-cell table:number-columns-repeated="2" table:style-name="ce1"/>
          <table:table-cell office:value-type="string" table:style-name="ce1">
            <text:p>zholly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81.819999999999993" table:style-name="ce1">
            <text:p>81.82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275.82" table:style-name="ce1">
            <text:p>275.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77.43" table:style-name="ce1">
            <text:p>1377.43</text:p>
          </table:table-cell>
          <table:table-cell office:value-type="string" table:style-name="ce1">
            <text:p>1615073157</text:p>
          </table:table-cell>
          <table:table-cell office:value-type="float" office:value="98.387857142857143" table:formula="of:=[.AM16]/[.AP16]*100" table:style-name="ce1">
            <text:p>98.38785714</text:p>
          </table:table-cell>
          <table:table-cell office:value-type="float" office:value="1400" table:formula="of:=[.AP15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Todd</text:p>
          </table:table-cell>
          <table:table-cell office:value-type="string" table:style-name="ce1">
            <text:p>Lustig</text:p>
          </table:table-cell>
          <table:table-cell office:value-type="string" table:style-name="ce1">
            <text:p>tlustig01</text:p>
          </table:table-cell>
          <table:table-cell table:number-columns-repeated="2" table:style-name="ce1"/>
          <table:table-cell office:value-type="string" table:style-name="ce1">
            <text:p>tlusti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57.58" table:style-name="ce1">
            <text:p>57.5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210.58" table:style-name="ce1">
            <text:p>210.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-</text:p>
          </table:table-cell>
          <table:table-cell office:value-type="float" office:value="1190.54" table:style-name="ce1">
            <text:p>1190.54</text:p>
          </table:table-cell>
          <table:table-cell office:value-type="string" table:style-name="ce1">
            <text:p>1615073157</text:p>
          </table:table-cell>
          <table:table-cell office:value-type="float" office:value="85.03857142857143" table:formula="of:=[.AM17]/[.AP17]*100" table:style-name="ce1">
            <text:p>85.03857143</text:p>
          </table:table-cell>
          <table:table-cell office:value-type="float" office:value="1400" table:formula="of:=[.AP16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Lyman</text:p>
          </table:table-cell>
          <table:table-cell office:value-type="string" table:style-name="ce1">
            <text:p>dlyman01</text:p>
          </table:table-cell>
          <table:table-cell table:number-columns-repeated="2" table:style-name="ce1"/>
          <table:table-cell office:value-type="string" table:style-name="ce1">
            <text:p>dlyman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90.91" table:style-name="ce1">
            <text:p>90.91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236.91" table:style-name="ce1">
            <text:p>236.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-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1615073157</text:p>
          </table:table-cell>
          <table:table-cell office:value-type="float" office:value="89.071428571428569" table:formula="of:=[.AM18]/[.AP18]*100" table:style-name="ce1">
            <text:p>89.07142857</text:p>
          </table:table-cell>
          <table:table-cell office:value-type="float" office:value="1400" table:formula="of:=[.AP17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Nicholas</text:p>
          </table:table-cell>
          <table:table-cell office:value-type="string" table:style-name="ce1">
            <text:p>Malmberg</text:p>
          </table:table-cell>
          <table:table-cell office:value-type="string" table:style-name="ce1">
            <text:p>nmalmberg01</text:p>
          </table:table-cell>
          <table:table-cell table:number-columns-repeated="2" table:style-name="ce1"/>
          <table:table-cell office:value-type="string" table:style-name="ce1">
            <text:p>nmalmber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0.61" table:style-name="ce1">
            <text:p>60.61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245.61" table:style-name="ce1">
            <text:p>245.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-</text:p>
          </table:table-cell>
          <table:table-cell office:value-type="float" office:value="1244.23" table:style-name="ce1">
            <text:p>1244.23</text:p>
          </table:table-cell>
          <table:table-cell office:value-type="string" table:style-name="ce1">
            <text:p>1615073157</text:p>
          </table:table-cell>
          <table:table-cell office:value-type="float" office:value="88.873571428571424" table:formula="of:=[.AM19]/[.AP19]*100" table:style-name="ce1">
            <text:p>88.87357143</text:p>
          </table:table-cell>
          <table:table-cell office:value-type="float" office:value="1400" table:formula="of:=[.AP18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Ramon</text:p>
          </table:table-cell>
          <table:table-cell office:value-type="string" table:style-name="ce1">
            <text:p>Montoya</text:p>
          </table:table-cell>
          <table:table-cell office:value-type="string" table:style-name="ce1">
            <text:p>rmontoya01</text:p>
          </table:table-cell>
          <table:table-cell table:number-columns-repeated="2" table:style-name="ce1"/>
          <table:table-cell office:value-type="string" table:style-name="ce1">
            <text:p>rmontoya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2.73" table:style-name="ce1">
            <text:p>72.73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156.72999999999999" table:style-name="ce1">
            <text:p>156.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float" office:value="1004.23" table:style-name="ce1">
            <text:p>1004.23</text:p>
          </table:table-cell>
          <table:table-cell office:value-type="string" table:style-name="ce1">
            <text:p>1615073157</text:p>
          </table:table-cell>
          <table:table-cell office:value-type="float" office:value="71.730714285714299" table:formula="of:=[.AM20]/[.AP20]*100" table:style-name="ce1">
            <text:p>71.73071429</text:p>
          </table:table-cell>
          <table:table-cell office:value-type="float" office:value="1400" table:formula="of:=[.AP19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Daniel</text:p>
          </table:table-cell>
          <table:table-cell office:value-type="string" table:style-name="ce1">
            <text:p>Pytel</text:p>
          </table:table-cell>
          <table:table-cell office:value-type="string" table:style-name="ce1">
            <text:p>dpytel01</text:p>
          </table:table-cell>
          <table:table-cell table:number-columns-repeated="2" table:style-name="ce1"/>
          <table:table-cell office:value-type="string" table:style-name="ce1">
            <text:p>dpytel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office:value-type="float" office:value="256.76" table:style-name="ce1">
            <text:p>256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-</text:p>
          </table:table-cell>
          <table:table-cell office:value-type="float" office:value="922.84" table:style-name="ce1">
            <text:p>922.84</text:p>
          </table:table-cell>
          <table:table-cell office:value-type="string" table:style-name="ce1">
            <text:p>1615073157</text:p>
          </table:table-cell>
          <table:table-cell office:value-type="float" office:value="65.917142857142863" table:formula="of:=[.AM21]/[.AP21]*100" table:style-name="ce1">
            <text:p>65.91714286</text:p>
          </table:table-cell>
          <table:table-cell office:value-type="float" office:value="1400" table:formula="of:=[.AP20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ared</text:p>
          </table:table-cell>
          <table:table-cell office:value-type="string" table:style-name="ce1">
            <text:p>Reichardt</text:p>
          </table:table-cell>
          <table:table-cell office:value-type="string" table:style-name="ce1">
            <text:p>jreichardt01</text:p>
          </table:table-cell>
          <table:table-cell table:number-columns-repeated="2" table:style-name="ce1"/>
          <table:table-cell office:value-type="string" table:style-name="ce1">
            <text:p>jreichardt01@aurora.edu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66.67" table:style-name="ce1">
            <text:p>66.67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222.67" table:style-name="ce1">
            <text:p>222.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float" office:value="913.76" table:style-name="ce1">
            <text:p>913.76</text:p>
          </table:table-cell>
          <table:table-cell office:value-type="string" table:style-name="ce1">
            <text:p>1615073157</text:p>
          </table:table-cell>
          <table:table-cell office:value-type="float" office:value="65.268571428571434" table:formula="of:=[.AM22]/[.AP22]*100" table:style-name="ce1">
            <text:p>65.26857143</text:p>
          </table:table-cell>
          <table:table-cell office:value-type="float" office:value="1400" table:formula="of:=[.AP21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uleah</text:p>
          </table:table-cell>
          <table:table-cell office:value-type="string" table:style-name="ce1">
            <text:p>Richardson</text:p>
          </table:table-cell>
          <table:table-cell office:value-type="string" table:style-name="ce1">
            <text:p>jrichardson09</text:p>
          </table:table-cell>
          <table:table-cell table:number-columns-repeated="2" table:style-name="ce1"/>
          <table:table-cell office:value-type="string" table:style-name="ce1">
            <text:p>jrichardson09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office:value-type="float" office:value="222.61" table:style-name="ce1">
            <text:p>222.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-</text:p>
          </table:table-cell>
          <table:table-cell office:value-type="float" office:value="1109.3699999999999" table:style-name="ce1">
            <text:p>1109.37</text:p>
          </table:table-cell>
          <table:table-cell office:value-type="string" table:style-name="ce1">
            <text:p>1615073157</text:p>
          </table:table-cell>
          <table:table-cell office:value-type="float" office:value="79.240714285714276" table:formula="of:=[.AM23]/[.AP23]*100" table:style-name="ce1">
            <text:p>79.24071429</text:p>
          </table:table-cell>
          <table:table-cell office:value-type="float" office:value="1400" table:formula="of:=[.AP22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Alondra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arodriguez23</text:p>
          </table:table-cell>
          <table:table-cell table:number-columns-repeated="2" table:style-name="ce1"/>
          <table:table-cell office:value-type="string" table:style-name="ce1">
            <text:p>arodriguez23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-</text:p>
          </table:table-cell>
          <table:table-cell office:value-type="float" office:value="81.819999999999993" table:style-name="ce1">
            <text:p>81.82</text:p>
          </table:table-cell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office:value-type="float" office:value="253.82" table:style-name="ce1">
            <text:p>253.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-</text:p>
          </table:table-cell>
          <table:table-cell office:value-type="float" office:value="813.39" table:style-name="ce1">
            <text:p>813.39</text:p>
          </table:table-cell>
          <table:table-cell office:value-type="string" table:style-name="ce1">
            <text:p>1615073157</text:p>
          </table:table-cell>
          <table:table-cell office:value-type="float" office:value="58.099285714285706" table:formula="of:=[.AM24]/[.AP24]*100" table:style-name="ce1">
            <text:p>58.09928571</text:p>
          </table:table-cell>
          <table:table-cell office:value-type="float" office:value="1400" table:formula="of:=[.AP23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Sharanitha</text:p>
          </table:table-cell>
          <table:table-cell office:value-type="string" table:style-name="ce1">
            <text:p>Sampath</text:p>
          </table:table-cell>
          <table:table-cell office:value-type="string" table:style-name="ce1">
            <text:p>ssampath01</text:p>
          </table:table-cell>
          <table:table-cell table:number-columns-repeated="2" table:style-name="ce1"/>
          <table:table-cell office:value-type="string" table:style-name="ce1">
            <text:p>ssampath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90.91" table:style-name="ce1">
            <text:p>90.91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256.91000000000003" table:style-name="ce1">
            <text:p>256.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59.78" table:style-name="ce1">
            <text:p>1359.78</text:p>
          </table:table-cell>
          <table:table-cell office:value-type="string" table:style-name="ce1">
            <text:p>1615073157</text:p>
          </table:table-cell>
          <table:table-cell office:value-type="float" office:value="97.127142857142857" table:formula="of:=[.AM25]/[.AP25]*100" table:style-name="ce1">
            <text:p>97.12714286</text:p>
          </table:table-cell>
          <table:table-cell office:value-type="float" office:value="1400" table:formula="of:=[.AP24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Rachel</text:p>
          </table:table-cell>
          <table:table-cell office:value-type="string" table:style-name="ce1">
            <text:p>Skonning</text:p>
          </table:table-cell>
          <table:table-cell office:value-type="string" table:style-name="ce1">
            <text:p>rskonning01</text:p>
          </table:table-cell>
          <table:table-cell table:number-columns-repeated="2" table:style-name="ce1"/>
          <table:table-cell office:value-type="string" table:style-name="ce1">
            <text:p>rskonning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75.760000000000005" table:style-name="ce1">
            <text:p>75.76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229.76" table:style-name="ce1">
            <text:p>229.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float" office:value="1334.44" table:style-name="ce1">
            <text:p>1334.44</text:p>
          </table:table-cell>
          <table:table-cell office:value-type="string" table:style-name="ce1">
            <text:p>1615073157</text:p>
          </table:table-cell>
          <table:table-cell office:value-type="float" office:value="95.317142857142855" table:formula="of:=[.AM26]/[.AP26]*100" table:style-name="ce1">
            <text:p>95.31714286</text:p>
          </table:table-cell>
          <table:table-cell office:value-type="float" office:value="1400" table:formula="of:=[.AP25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Zachary</text:p>
          </table:table-cell>
          <table:table-cell office:value-type="string" table:style-name="ce1">
            <text:p>Valencik</text:p>
          </table:table-cell>
          <table:table-cell office:value-type="string" table:style-name="ce1">
            <text:p>zvalencik01</text:p>
          </table:table-cell>
          <table:table-cell table:number-columns-repeated="2" table:style-name="ce1"/>
          <table:table-cell office:value-type="string" table:style-name="ce1">
            <text:p>zvalencik01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float" office:value="66.67" table:style-name="ce1">
            <text:p>66.67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232.67" table:style-name="ce1">
            <text:p>232.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1241.6400000000001" table:style-name="ce1">
            <text:p>1241.64</text:p>
          </table:table-cell>
          <table:table-cell office:value-type="string" table:style-name="ce1">
            <text:p>1615073157</text:p>
          </table:table-cell>
          <table:table-cell office:value-type="float" office:value="88.688571428571436" table:formula="of:=[.AM27]/[.AP27]*100" table:style-name="ce1">
            <text:p>88.68857143</text:p>
          </table:table-cell>
          <table:table-cell office:value-type="float" office:value="1400" table:formula="of:=[.AP26]" table:style-name="ce1">
            <text:p>1400</text:p>
          </table:table-cell>
          <table:table-cell table:number-columns-repeated="16342"/>
        </table:table-row>
        <table:table-row table:style-name="ro1">
          <table:table-cell office:value-type="string" table:style-name="ce1">
            <text:p>Joseph</text:p>
          </table:table-cell>
          <table:table-cell office:value-type="string" table:style-name="ce1">
            <text:p>Walker</text:p>
          </table:table-cell>
          <table:table-cell office:value-type="string" table:style-name="ce1">
            <text:p>jwalker13</text:p>
          </table:table-cell>
          <table:table-cell table:number-columns-repeated="2" table:style-name="ce1"/>
          <table:table-cell office:value-type="string" table:style-name="ce1">
            <text:p>jwalker13@aurora.edu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-</text:p>
          </table:table-cell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.73" table:style-name="ce1">
            <text:p>72.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float" office:value="178.18" table:style-name="ce1">
            <text:p>178.18</text:p>
          </table:table-cell>
          <table:table-cell office:value-type="string" table:style-name="ce1">
            <text:p>1615073157</text:p>
          </table:table-cell>
          <table:table-cell office:value-type="float" office:value="12.727142857142857" table:formula="of:=[.AM28]/[.AP28]*100" table:style-name="ce1">
            <text:p>12.72714286</text:p>
          </table:table-cell>
          <table:table-cell office:value-type="float" office:value="1400" table:formula="of:=[.AP27]" table:style-name="ce1">
            <text:p>1400</text:p>
          </table:table-cell>
          <table:table-cell table:number-columns-repeated="16342"/>
        </table:table-row>
        <table:table-row table:number-rows-repeated="1048548" table:style-name="ro1">
          <table:table-cell table:number-columns-repeated="16384"/>
        </table:table-row>
      </table:table>
      <table:table table:name="MT_PGM_1_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MT Pgm1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3.518518518518519" table:formula="of:=AVERAGE([.A2:.A28])" table:style-name="ce1">
            <text:p>73.5185185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3.5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3.5" table:formula="of:=[.B3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.5" table:formula="of:=[.B4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.5" table:formula="of:=[.B5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3.5" table:formula="of:=[.B6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3.5" table:formula="of:=[.B7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3.5" table:formula="of:=[.B8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3.5" table:formula="of:=[.B9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.5" table:formula="of:=[.B10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.5" table:formula="of:=[.B11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3.5" table:formula="of:=[.B12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3.5" table:formula="of:=[.B13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3.5" table:formula="of:=[.B14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3.5" table:formula="of:=[.B15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3.5" table:formula="of:=[.B16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3.5" table:formula="of:=[.B17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3.5" table:formula="of:=[.B18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3.5" table:formula="of:=[.B19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3.5" table:formula="of:=[.B20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.5" table:formula="of:=[.B21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3.5" table:formula="of:=[.B22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3.5" table:formula="of:=[.B23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3.5" table:formula="of:=[.B24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3.5" table:formula="of:=[.B25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3.5" table:formula="of:=[.B26]" table:style-name="ce1">
            <text:p>73.5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3.5" table:formula="of:=[.B27]" table:style-name="ce1">
            <text:p>73.5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MT_PGM2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MT PG2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0.5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.5" table:formula="of:=[.B2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0.5" table:formula="of:=[.B3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0.5" table:formula="of:=[.B4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0.5" table:formula="of:=[.B5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0.5" table:formula="of:=[.B6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0.5" table:formula="of:=[.B7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0.5" table:formula="of:=[.B8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.5" table:formula="of:=[.B9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.5" table:formula="of:=[.B10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.5" table:formula="of:=[.B11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0.5" table:formula="of:=[.B12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0.5" table:formula="of:=[.B13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0.5" table:formula="of:=[.B14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0.5" table:formula="of:=[.B15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.5" table:formula="of:=[.B16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.5" table:formula="of:=[.B17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0.5" table:formula="of:=[.B18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0.5" table:formula="of:=[.B19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0.5" table:formula="of:=[.B20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0.5" table:formula="of:=[.B21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0.5" table:formula="of:=[.B22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.5" table:formula="of:=[.B23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.5" table:formula="of:=[.B24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.5" table:formula="of:=[.B25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.5" table:formula="of:=[.B26]" table:style-name="ce1">
            <text:p>80.5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.5" table:formula="of:=[.B27]" table:style-name="ce1">
            <text:p>80.5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MT_MC_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MT MC</text:p>
          </table:table-cell>
          <table:table-cell table:number-columns-repeated="16383" table:style-name="ce1"/>
        </table:table-row>
        <table:table-row table:style-name="ro1">
          <table:table-cell office:value-type="float" office:value="57.58" table:style-name="ce1">
            <text:p>57.58</text:p>
          </table:table-cell>
          <table:table-cell office:value-type="float" office:value="77.106666666666669" table:formula="of:=AVERAGE([.A2:.A28])" table:style-name="ce1">
            <text:p>77.10666667</text:p>
          </table:table-cell>
          <table:table-cell table:number-columns-repeated="16382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7" table:formula="of:=[.B3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7" table:formula="of:=[.B4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3.64" table:style-name="ce1">
            <text:p>63.64</text:p>
          </table:table-cell>
          <table:table-cell office:value-type="float" office:value="77" table:formula="of:=[.B5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6.67" table:style-name="ce1">
            <text:p>66.67</text:p>
          </table:table-cell>
          <table:table-cell office:value-type="float" office:value="77" table:formula="of:=[.B6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6.67" table:style-name="ce1">
            <text:p>66.67</text:p>
          </table:table-cell>
          <table:table-cell office:value-type="float" office:value="77" table:formula="of:=[.B7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69.7" table:style-name="ce1">
            <text:p>69.7</text:p>
          </table:table-cell>
          <table:table-cell office:value-type="float" office:value="77" table:formula="of:=[.B8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77" table:formula="of:=[.B9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77" table:formula="of:=[.B10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77" table:formula="of:=[.B11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77" table:formula="of:=[.B12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77" table:formula="of:=[.B13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77" table:formula="of:=[.B14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77" table:formula="of:=[.B15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78.790000000000006" table:style-name="ce1">
            <text:p>78.79</text:p>
          </table:table-cell>
          <table:table-cell office:value-type="float" office:value="77" table:formula="of:=[.B16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77" table:formula="of:=[.B17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77" table:formula="of:=[.B18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77" table:formula="of:=[.B19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84.85" table:style-name="ce1">
            <text:p>84.85</text:p>
          </table:table-cell>
          <table:table-cell office:value-type="float" office:value="77" table:formula="of:=[.B20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87.88" table:style-name="ce1">
            <text:p>87.88</text:p>
          </table:table-cell>
          <table:table-cell office:value-type="float" office:value="77" table:formula="of:=[.B21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87.88" table:style-name="ce1">
            <text:p>87.88</text:p>
          </table:table-cell>
          <table:table-cell office:value-type="float" office:value="77" table:formula="of:=[.B22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90.91" table:style-name="ce1">
            <text:p>90.91</text:p>
          </table:table-cell>
          <table:table-cell office:value-type="float" office:value="77" table:formula="of:=[.B23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90.91" table:style-name="ce1">
            <text:p>90.91</text:p>
          </table:table-cell>
          <table:table-cell office:value-type="float" office:value="77" table:formula="of:=[.B24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93.94" table:style-name="ce1">
            <text:p>93.94</text:p>
          </table:table-cell>
          <table:table-cell office:value-type="float" office:value="77" table:formula="of:=[.B25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96.97" table:style-name="ce1">
            <text:p>96.97</text:p>
          </table:table-cell>
          <table:table-cell office:value-type="float" office:value="77" table:formula="of:=[.B26]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96.97" table:style-name="ce1">
            <text:p>96.97</text:p>
          </table:table-cell>
          <table:table-cell office:value-type="float" office:value="77" table:formula="of:=[.B27]" table:style-name="ce1">
            <text:p>77</text:p>
          </table:table-cell>
          <table:table-cell table:number-columns-repeated="16382"/>
        </table:table-row>
        <table:table-row table:number-rows-repeated="1048548" table:style-name="ro1">
          <table:table-cell table:number-columns-repeated="16384"/>
        </table:table-row>
      </table:table>
      <table:table table:name="MT_MC_By_Question" table:style-name="ta2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formula="of:=[.D1]+1" table:style-name="ce1">
            <text:p>2</text:p>
          </table:table-cell>
          <table:table-cell office:value-type="float" office:value="3" table:formula="of:=[.E1]+1" table:style-name="ce1">
            <text:p>3</text:p>
          </table:table-cell>
          <table:table-cell office:value-type="float" office:value="4" table:formula="of:=[.F1]+1" table:style-name="ce1">
            <text:p>4</text:p>
          </table:table-cell>
          <table:table-cell office:value-type="float" office:value="5" table:formula="of:=[.G1]+1" table:style-name="ce1">
            <text:p>5</text:p>
          </table:table-cell>
          <table:table-cell office:value-type="float" office:value="6" table:formula="of:=[.H1]+1" table:style-name="ce1">
            <text:p>6</text:p>
          </table:table-cell>
          <table:table-cell office:value-type="float" office:value="7" table:formula="of:=[.I1]+1" table:style-name="ce1">
            <text:p>7</text:p>
          </table:table-cell>
          <table:table-cell office:value-type="float" office:value="8" table:formula="of:=[.J1]+1" table:style-name="ce1">
            <text:p>8</text:p>
          </table:table-cell>
          <table:table-cell office:value-type="float" office:value="9" table:formula="of:=[.K1]+1" table:style-name="ce1">
            <text:p>9</text:p>
          </table:table-cell>
          <table:table-cell office:value-type="float" office:value="10" table:formula="of:=[.L1]+1" table:style-name="ce2">
            <text:p>10</text:p>
          </table:table-cell>
          <table:table-cell office:value-type="float" office:value="11" table:formula="of:=[.M1]+1" table:style-name="ce1">
            <text:p>11</text:p>
          </table:table-cell>
          <table:table-cell office:value-type="float" office:value="12" table:formula="of:=[.N1]+1" table:style-name="ce1">
            <text:p>12</text:p>
          </table:table-cell>
          <table:table-cell office:value-type="float" office:value="13" table:formula="of:=[.O1]+1" table:style-name="ce1">
            <text:p>13</text:p>
          </table:table-cell>
          <table:table-cell office:value-type="float" office:value="14" table:formula="of:=[.P1]+1" table:style-name="ce1">
            <text:p>14</text:p>
          </table:table-cell>
          <table:table-cell office:value-type="float" office:value="15" table:formula="of:=[.Q1]+1" table:style-name="ce1">
            <text:p>15</text:p>
          </table:table-cell>
          <table:table-cell office:value-type="float" office:value="16" table:formula="of:=[.R1]+1" table:style-name="ce1">
            <text:p>16</text:p>
          </table:table-cell>
          <table:table-cell office:value-type="float" office:value="17" table:formula="of:=[.S1]+1" table:style-name="ce2">
            <text:p>17</text:p>
          </table:table-cell>
          <table:table-cell office:value-type="float" office:value="18" table:formula="of:=[.T1]+1" table:style-name="ce1">
            <text:p>18</text:p>
          </table:table-cell>
          <table:table-cell office:value-type="float" office:value="19" table:formula="of:=[.U1]+1" table:style-name="ce1">
            <text:p>19</text:p>
          </table:table-cell>
          <table:table-cell office:value-type="float" office:value="20" table:formula="of:=[.V1]+1" table:style-name="ce1">
            <text:p>20</text:p>
          </table:table-cell>
          <table:table-cell office:value-type="float" office:value="21" table:formula="of:=[.W1]+1" table:style-name="ce1">
            <text:p>21</text:p>
          </table:table-cell>
          <table:table-cell office:value-type="float" office:value="22" table:formula="of:=[.X1]+1" table:style-name="ce1">
            <text:p>22</text:p>
          </table:table-cell>
          <table:table-cell office:value-type="float" office:value="23" table:formula="of:=[.Y1]+1" table:style-name="ce1">
            <text:p>23</text:p>
          </table:table-cell>
          <table:table-cell office:value-type="float" office:value="24" table:formula="of:=[.Z1]+1" table:style-name="ce1">
            <text:p>24</text:p>
          </table:table-cell>
          <table:table-cell office:value-type="float" office:value="25" table:formula="of:=[.AA1]+1" table:style-name="ce1">
            <text:p>25</text:p>
          </table:table-cell>
          <table:table-cell office:value-type="float" office:value="26" table:formula="of:=[.AB1]+1" table:style-name="ce1">
            <text:p>26</text:p>
          </table:table-cell>
          <table:table-cell office:value-type="float" office:value="27" table:formula="of:=[.AC1]+1" table:style-name="ce1">
            <text:p>27</text:p>
          </table:table-cell>
          <table:table-cell office:value-type="float" office:value="28" table:formula="of:=[.AD1]+1" table:style-name="ce1">
            <text:p>28</text:p>
          </table:table-cell>
          <table:table-cell office:value-type="float" office:value="29" table:formula="of:=[.AE1]+1" table:style-name="ce1">
            <text:p>29</text:p>
          </table:table-cell>
          <table:table-cell office:value-type="float" office:value="30" table:formula="of:=[.AF1]+1" table:style-name="ce1">
            <text:p>30</text:p>
          </table:table-cell>
          <table:table-cell office:value-type="float" office:value="31" table:formula="of:=[.AG1]+1" table:style-name="ce1">
            <text:p>31</text:p>
          </table:table-cell>
          <table:table-cell office:value-type="float" office:value="32" table:formula="of:=[.AH1]+1" table:style-name="ce1">
            <text:p>32</text:p>
          </table:table-cell>
          <table:table-cell office:value-type="float" office:value="33" table:formula="of:=[.AI1]+1" table:style-name="ce1">
            <text:p>33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Overall average</text:p>
          </table:table-cell>
          <table:table-cell table:style-name="ce1"/>
          <table:table-cell office:value-type="string" table:style-name="ce1">
            <text:p>77.10 (27)</text:p>
          </table:table-cell>
          <table:table-cell office:value-type="string" table:style-name="ce1">
            <text:p>2.69 (27)</text:p>
          </table:table-cell>
          <table:table-cell office:value-type="string" table:style-name="ce1">
            <text:p>2.58 (27)</text:p>
          </table:table-cell>
          <table:table-cell office:value-type="string" table:style-name="ce1">
            <text:p>3.03 (27)</text:p>
          </table:table-cell>
          <table:table-cell office:value-type="string" table:style-name="ce1">
            <text:p>3.03 (27)</text:p>
          </table:table-cell>
          <table:table-cell office:value-type="string" table:style-name="ce1">
            <text:p>2.47 (27)</text:p>
          </table:table-cell>
          <table:table-cell office:value-type="string" table:style-name="ce1">
            <text:p>2.92 (27)</text:p>
          </table:table-cell>
          <table:table-cell office:value-type="string" table:style-name="ce1">
            <text:p>2.92 (27)</text:p>
          </table:table-cell>
          <table:table-cell office:value-type="string" table:style-name="ce1">
            <text:p>2.92 (27)</text:p>
          </table:table-cell>
          <table:table-cell office:value-type="string" table:style-name="ce1">
            <text:p>2.24 (27)</text:p>
          </table:table-cell>
          <table:table-cell office:value-type="string" table:style-name="ce2">
            <text:p>0.67 (27)</text:p>
          </table:table-cell>
          <table:table-cell office:value-type="string" table:style-name="ce1">
            <text:p>3.03 (27)</text:p>
          </table:table-cell>
          <table:table-cell office:value-type="string" table:style-name="ce1">
            <text:p>1.91 (27)</text:p>
          </table:table-cell>
          <table:table-cell office:value-type="string" table:style-name="ce1">
            <text:p>2.69 (27)</text:p>
          </table:table-cell>
          <table:table-cell office:value-type="string" table:style-name="ce1">
            <text:p>2.02 (27)</text:p>
          </table:table-cell>
          <table:table-cell office:value-type="string" table:style-name="ce1">
            <text:p>2.24 (27)</text:p>
          </table:table-cell>
          <table:table-cell office:value-type="string" table:style-name="ce1">
            <text:p>1.46 (27)</text:p>
          </table:table-cell>
          <table:table-cell office:value-type="string" table:style-name="ce2">
            <text:p>0.90 (27)</text:p>
          </table:table-cell>
          <table:table-cell office:value-type="string" table:style-name="ce1">
            <text:p>2.24 (27)</text:p>
          </table:table-cell>
          <table:table-cell office:value-type="string" table:style-name="ce1">
            <text:p>2.36 (27)</text:p>
          </table:table-cell>
          <table:table-cell office:value-type="string" table:style-name="ce1">
            <text:p>2.58 (27)</text:p>
          </table:table-cell>
          <table:table-cell office:value-type="string" table:style-name="ce1">
            <text:p>2.36 (27)</text:p>
          </table:table-cell>
          <table:table-cell office:value-type="string" table:style-name="ce1">
            <text:p>2.36 (27)</text:p>
          </table:table-cell>
          <table:table-cell office:value-type="string" table:style-name="ce1">
            <text:p>2.58 (27)</text:p>
          </table:table-cell>
          <table:table-cell office:value-type="string" table:style-name="ce1">
            <text:p>1.57 (27)</text:p>
          </table:table-cell>
          <table:table-cell office:value-type="string" table:style-name="ce1">
            <text:p>2.24 (27)</text:p>
          </table:table-cell>
          <table:table-cell office:value-type="string" table:style-name="ce1">
            <text:p>1.23 (27)</text:p>
          </table:table-cell>
          <table:table-cell office:value-type="string" table:style-name="ce1">
            <text:p>2.58 (27)</text:p>
          </table:table-cell>
          <table:table-cell office:value-type="string" table:style-name="ce1">
            <text:p>3.03 (27)</text:p>
          </table:table-cell>
          <table:table-cell office:value-type="string" table:style-name="ce1">
            <text:p>1.68 (27)</text:p>
          </table:table-cell>
          <table:table-cell office:value-type="string" table:style-name="ce1">
            <text:p>2.24 (27)</text:p>
          </table:table-cell>
          <table:table-cell office:value-type="string" table:style-name="ce1">
            <text:p>2.92 (27)</text:p>
          </table:table-cell>
          <table:table-cell office:value-type="string" table:style-name="ce1">
            <text:p>2.81 (27)</text:p>
          </table:table-cell>
          <table:table-cell office:value-type="string" table:style-name="ce1">
            <text:p>2.58 (27)</text:p>
          </table:table-cell>
          <table:table-cell table:number-columns-repeated="16348"/>
        </table:table-row>
        <table:table-row table:style-name="ro1">
          <table:table-cell table:number-columns-repeated="3" table:style-name="ce1"/>
          <table:table-cell office:value-type="float" office:value="88.778877887788781" table:formula="of:=2.69/3.03*100" table:style-name="ce1">
            <text:p>88.77887789</text:p>
          </table:table-cell>
          <table:table-cell office:value-type="float" office:value="85.14851485148516" table:formula="of:=2.58/3.03*100" table:style-name="ce1">
            <text:p>85.14851485</text:p>
          </table:table-cell>
          <table:table-cell table:number-columns-repeated="2" table:style-name="ce1"/>
          <table:table-cell office:value-type="float" office:value="0.81518151815181528" table:formula="of:=2.47/3.03" table:style-name="ce1">
            <text:p>0.815181518</text:p>
          </table:table-cell>
          <table:table-cell table:number-columns-repeated="3" table:style-name="ce1"/>
          <table:table-cell office:value-type="float" office:value="73.927392739273927" table:formula="of:=2.24/3.03*100" table:style-name="ce1">
            <text:p>73.92739274</text:p>
          </table:table-cell>
          <table:table-cell office:value-type="float" office:value="0.22112211221122116" table:formula="of:=0.67/3.03" table:style-name="ce2">
            <text:p>0.221122112</text:p>
          </table:table-cell>
          <table:table-cell table:number-columns-repeated="3" table:style-name="ce1"/>
          <table:table-cell office:value-type="float" office:value="0.66006600660066006" table:formula="of:=2/3.03" table:style-name="ce1">
            <text:p>0.660066007</text:p>
          </table:table-cell>
          <table:table-cell table:style-name="ce1"/>
          <table:table-cell office:value-type="float" office:value="48.184818481848183" table:formula="of:=1.46/3.03*100" table:style-name="ce1">
            <text:p>48.18481848</text:p>
          </table:table-cell>
          <table:table-cell office:value-type="float" office:value="29.702970297029708" table:formula="of:=0.9/3.03*100" table:style-name="ce2">
            <text:p>29.7029703</text:p>
          </table:table-cell>
          <table:table-cell office:value-type="float" office:value="73.927392739273927" table:formula="of:=2.24/3.03*100" table:style-name="ce1">
            <text:p>73.92739274</text:p>
          </table:table-cell>
          <table:table-cell table:number-columns-repeated="3" table:style-name="ce1"/>
          <table:table-cell office:value-type="float" office:value="0.77887788778877887" table:formula="of:=2.36/3.03" table:style-name="ce1">
            <text:p>0.778877888</text:p>
          </table:table-cell>
          <table:table-cell table:style-name="ce1"/>
          <table:table-cell office:value-type="float" office:value="56.10561056105611" table:formula="of:=1.7/3.03*100" table:style-name="ce1">
            <text:p>56.10561056</text:p>
          </table:table-cell>
          <table:table-cell table:style-name="ce1"/>
          <table:table-cell office:value-type="float" office:value="40.594059405940598" table:formula="of:=1.23/3.03*100" table:style-name="ce1">
            <text:p>40.59405941</text:p>
          </table:table-cell>
          <table:table-cell table:number-columns-repeated="3" table:style-name="ce1"/>
          <table:table-cell office:value-type="float" office:value="0.73927392739273934" table:formula="of:=2.24/3.03" table:style-name="ce1">
            <text:p>0.739273927</text:p>
          </table:table-cell>
          <table:table-cell table:number-columns-repeated="16351" table:style-name="ce1"/>
        </table:table-row>
        <table:table-row table:style-name="ro1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MT_OVeral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T MC</text:p>
          </table:table-cell>
          <table:table-cell office:value-type="string" table:style-name="ce1">
            <text:p>MT Pgm1</text:p>
          </table:table-cell>
          <table:table-cell office:value-type="string" table:style-name="ce1">
            <text:p>MT PG2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</text:p>
          </table:table-cell>
          <table:table-cell table:number-columns-repeated="16379" table:style-name="ce1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.243333333333336" table:formula="of:=AVERAGE([.A2:.C2])" table:style-name="ce1">
            <text:p>24.24333333</text:p>
          </table:table-cell>
          <table:table-cell office:value-type="float" office:value="77" table:style-name="ce1">
            <text:p>77</text:p>
          </table:table-cell>
          <table:table-cell table:number-columns-repeated="6" table:style-name="ce1"/>
          <table:table-cell table:style-name="ce1">
            <draw:frame draw:z-index="1" draw:id="id0" draw:style-name="a0" draw:name="Chart 1" svg:x="0.16667in" svg:y="0.01563in" svg:width="5.46875in" svg:height="3.182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52.243333333333339" table:formula="of:=AVERAGE([.A3:.C3])" table:style-name="ce1">
            <text:p>52.24333333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string" table:style-name="ce1">
            <text:p>F<text:s/>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2" table:style-name="ce1"/>
        </table:table-row>
        <table:table-row table:style-name="ro1">
          <table:table-cell office:value-type="float" office:value="72.73" table:style-name="ce1">
            <text:p>72.7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53.576666666666675" table:formula="of:=AVERAGE([.A4:.C4])" table:style-name="ce1">
            <text:p>53.57666667</text:p>
          </table:table-cell>
          <table:table-cell office:value-type="float" office:value="77" table:formula="of:=[.E3]" table:style-name="ce1">
            <text:p>7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formula="of:=SUM([.H4:.L4])" table:style-name="ce1">
            <text:p>27</text:p>
          </table:table-cell>
          <table:table-cell table:number-columns-repeated="16371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74" table:style-name="ce1">
            <text:p>74</text:p>
          </table:table-cell>
          <table:table-cell office:value-type="float" office:value="68.203333333333333" table:formula="of:=AVERAGE([.A5:.C5])" table:style-name="ce1">
            <text:p>68.20333333</text:p>
          </table:table-cell>
          <table:table-cell office:value-type="float" office:value="77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3.64" table:style-name="ce1">
            <text:p>63.64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68.546666666666667" table:formula="of:=AVERAGE([.A6:.C6])" table:style-name="ce1">
            <text:p>68.54666667</text:p>
          </table:table-cell>
          <table:table-cell office:value-type="float" office:value="77" table:formula="of:=[.E5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57.58" table:style-name="ce1">
            <text:p>57.58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70.193333333333328" table:formula="of:=AVERAGE([.A7:.C7])" table:style-name="ce1">
            <text:p>70.19333333</text:p>
          </table:table-cell>
          <table:table-cell office:value-type="float" office:value="77" table:formula="of:=[.E6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office:value-type="float" office:value="74.203333333333333" table:formula="of:=AVERAGE([.A8:.C8])" table:style-name="ce1">
            <text:p>74.20333333</text:p>
          </table:table-cell>
          <table:table-cell office:value-type="float" office:value="77" table:formula="of:=[.E7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6.67" table:style-name="ce1">
            <text:p>66.67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74.223333333333343" table:formula="of:=AVERAGE([.A9:.C9])" table:style-name="ce1">
            <text:p>74.22333333</text:p>
          </table:table-cell>
          <table:table-cell office:value-type="float" office:value="77" table:formula="of:=[.E8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74.92" table:formula="of:=AVERAGE([.A10:.C10])" table:style-name="ce1">
            <text:p>74.92</text:p>
          </table:table-cell>
          <table:table-cell office:value-type="float" office:value="77" table:formula="of:=[.E9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87.88" table:style-name="ce1">
            <text:p>87.88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75.626666666666665" table:formula="of:=AVERAGE([.A11:.C11])" table:style-name="ce1">
            <text:p>75.62666667</text:p>
          </table:table-cell>
          <table:table-cell office:value-type="float" office:value="77" table:formula="of:=[.E10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80" table:style-name="ce1">
            <text:p>80</text:p>
          </table:table-cell>
          <table:table-cell office:value-type="float" office:value="74" table:style-name="ce1">
            <text:p>74</text:p>
          </table:table-cell>
          <table:table-cell office:value-type="float" office:value="76.586666666666659" table:formula="of:=AVERAGE([.A12:.C12])" table:style-name="ce1">
            <text:p>76.58666667</text:p>
          </table:table-cell>
          <table:table-cell office:value-type="float" office:value="77" table:formula="of:=[.E11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66.67" table:style-name="ce1">
            <text:p>66.67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77.556666666666672" table:formula="of:=AVERAGE([.A13:.C13])" table:style-name="ce1">
            <text:p>77.55666667</text:p>
          </table:table-cell>
          <table:table-cell office:value-type="float" office:value="77" table:formula="of:=[.E12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90.91" table:style-name="ce1">
            <text:p>90.91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78.97" table:formula="of:=AVERAGE([.A14:.C14])" table:style-name="ce1">
            <text:p>78.97</text:p>
          </table:table-cell>
          <table:table-cell office:value-type="float" office:value="77" table:formula="of:=[.E13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93.94" table:style-name="ce1">
            <text:p>93.94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80.313333333333333" table:formula="of:=AVERAGE([.A15:.C15])" table:style-name="ce1">
            <text:p>80.31333333</text:p>
          </table:table-cell>
          <table:table-cell office:value-type="float" office:value="77" table:formula="of:=[.E14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81.25333333333333" table:formula="of:=AVERAGE([.A16:.C16])" table:style-name="ce1">
            <text:p>81.25333333</text:p>
          </table:table-cell>
          <table:table-cell office:value-type="float" office:value="77" table:formula="of:=[.E15]" table:style-name="ce1">
            <text:p>77</text:p>
          </table:table-cell>
          <table:table-cell table:number-columns-repeated="16379" table:style-name="ce1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81.606666666666669" table:formula="of:=AVERAGE([.A17:.C17])" table:style-name="ce1">
            <text:p>81.60666667</text:p>
          </table:table-cell>
          <table:table-cell office:value-type="float" office:value="77" table:formula="of:=[.E16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60.61" table:style-name="ce1">
            <text:p>60.61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1.87" table:formula="of:=AVERAGE([.A18:.C18])" table:style-name="ce1">
            <text:p>81.87</text:p>
          </table:table-cell>
          <table:table-cell office:value-type="float" office:value="77" table:formula="of:=[.E17]" table:style-name="ce1">
            <text:p>77</text:p>
          </table:table-cell>
          <table:table-cell/>
          <table:table-cell table:style-name="ce1">
            <draw:frame draw:z-index="2" draw:id="id1" draw:style-name="a1" draw:name="Chart 2" svg:x="0.32292in" svg:y="0.17188in" svg:width="7.48958in" svg:height="4.411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72" table:style-name="ce1">
            <text:p>72</text:p>
          </table:table-cell>
          <table:table-cell office:value-type="float" office:value="100" table:style-name="ce1">
            <text:p>100</text:p>
          </table:table-cell>
          <table:table-cell office:value-type="float" office:value="84.606666666666669" table:formula="of:=AVERAGE([.A19:.C19])" table:style-name="ce1">
            <text:p>84.60666667</text:p>
          </table:table-cell>
          <table:table-cell office:value-type="float" office:value="77" table:formula="of:=[.E18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78.790000000000006" table:style-name="ce1">
            <text:p>78.79</text:p>
          </table:table-cell>
          <table:table-cell office:value-type="float" office:value="77" table:style-name="ce1">
            <text:p>77</text:p>
          </table:table-cell>
          <table:table-cell office:value-type="float" office:value="100" table:style-name="ce1">
            <text:p>100</text:p>
          </table:table-cell>
          <table:table-cell office:value-type="float" office:value="85.263333333333335" table:formula="of:=AVERAGE([.A20:.C20])" table:style-name="ce1">
            <text:p>85.26333333</text:p>
          </table:table-cell>
          <table:table-cell office:value-type="float" office:value="77" table:formula="of:=[.E19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75.760000000000005" table:style-name="ce1">
            <text:p>75.76</text:p>
          </table:table-cell>
          <table:table-cell office:value-type="float" office:value="81" table:style-name="ce1">
            <text:p>81</text:p>
          </table:table-cell>
          <table:table-cell office:value-type="float" office:value="100" table:style-name="ce1">
            <text:p>100</text:p>
          </table:table-cell>
          <table:table-cell office:value-type="float" office:value="85.586666666666659" table:formula="of:=AVERAGE([.A21:.C21])" table:style-name="ce1">
            <text:p>85.58666667</text:p>
          </table:table-cell>
          <table:table-cell office:value-type="float" office:value="77" table:formula="of:=[.E20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90.91" table:style-name="ce1">
            <text:p>90.91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office:value-type="float" office:value="85.636666666666656" table:formula="of:=AVERAGE([.A22:.C22])" table:style-name="ce1">
            <text:p>85.63666667</text:p>
          </table:table-cell>
          <table:table-cell office:value-type="float" office:value="77" table:formula="of:=[.E21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69.7" table:style-name="ce1">
            <text:p>69.7</text:p>
          </table:table-cell>
          <table:table-cell office:value-type="float" office:value="98" table:style-name="ce1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85.899999999999991" table:formula="of:=AVERAGE([.A23:.C23])" table:style-name="ce1">
            <text:p>85.9</text:p>
          </table:table-cell>
          <table:table-cell office:value-type="float" office:value="77" table:formula="of:=[.E22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4.85" table:style-name="ce1">
            <text:p>84.85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89.95" table:formula="of:=AVERAGE([.A24:.C24])" table:style-name="ce1">
            <text:p>89.95</text:p>
          </table:table-cell>
          <table:table-cell office:value-type="float" office:value="77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7.88" table:style-name="ce1">
            <text:p>87.88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90.626666666666665" table:formula="of:=AVERAGE([.A25:.C25])" table:style-name="ce1">
            <text:p>90.62666667</text:p>
          </table:table-cell>
          <table:table-cell office:value-type="float" office:value="77" table:formula="of:=[.E24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96.97" table:style-name="ce1">
            <text:p>96.97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91.65666666666668" table:formula="of:=AVERAGE([.A26:.C26])" table:style-name="ce1">
            <text:p>91.65666667</text:p>
          </table:table-cell>
          <table:table-cell office:value-type="float" office:value="77" table:formula="of:=[.E25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81.819999999999993" table:style-name="ce1">
            <text:p>81.82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91.94" table:formula="of:=AVERAGE([.A27:.C27])" table:style-name="ce1">
            <text:p>91.94</text:p>
          </table:table-cell>
          <table:table-cell office:value-type="float" office:value="77" table:formula="of:=[.E26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96.97" table:style-name="ce1">
            <text:p>96.97</text:p>
          </table:table-cell>
          <table:table-cell office:value-type="float" office:value="95" table:style-name="ce1">
            <text:p>95</text:p>
          </table:table-cell>
          <table:table-cell office:value-type="float" office:value="94" table:style-name="ce1">
            <text:p>94</text:p>
          </table:table-cell>
          <table:table-cell office:value-type="float" office:value="95.323333333333338" table:formula="of:=AVERAGE([.A28:.C28])" table:style-name="ce1">
            <text:p>95.32333333</text:p>
          </table:table-cell>
          <table:table-cell office:value-type="float" office:value="77" table:formula="of:=[.E27]" table:style-name="ce1">
            <text:p>77</text:p>
          </table:table-cell>
          <table:table-cell table:number-columns-repeated="16379"/>
        </table:table-row>
        <table:table-row table:style-name="ro1">
          <table:table-cell office:value-type="float" office:value="77.274999999999991" table:formula="of:=AVERAGE([.A3:.A28])" table:style-name="ce1">
            <text:p>77.275</text:p>
          </table:table-cell>
          <table:table-cell office:value-type="float" office:value="76.34615384615384" table:formula="of:=AVERAGE([.B3:.B28])" table:style-name="ce1">
            <text:p>76.34615385</text:p>
          </table:table-cell>
          <table:table-cell office:value-type="float" office:value="83.65384615384616" table:formula="of:=AVERAGE([.C3:.C28])" table:style-name="ce1">
            <text:p>83.6538461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79.091666666666669" table:formula="of:=AVERAGE([.A29:.C29])" table:style-name="ce1">
            <text:p>79.09166667</text:p>
          </table:table-cell>
          <table:table-cell table:number-columns-repeated="16382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Grades_so_far_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rade</text:p>
          </table:table-cell>
          <table:table-cell table:number-columns-repeated="16383" table:style-name="ce1"/>
        </table:table-row>
        <table:table-row table:style-name="ro1">
          <table:table-cell office:value-type="float" office:value="12.727142857142857" table:style-name="ce1">
            <text:p>12.72714286</text:p>
          </table:table-cell>
          <table:table-cell office:value-type="float" office:value="81.391455026455048" table:formula="of:=AVERAGE([.A2:.A28])" table:style-name="ce1">
            <text:p>81.39145503</text:p>
          </table:table-cell>
          <table:table-cell table:number-columns-repeated="16382" table:style-name="ce1"/>
        </table:table-row>
        <table:table-row table:style-name="ro1">
          <table:table-cell office:value-type="float" office:value="58.099285714285706" table:style-name="ce1">
            <text:p>58.0992857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table:number-columns-repeated="16375" table:style-name="ce1"/>
        </table:table-row>
        <table:table-row table:style-name="ro1">
          <table:table-cell office:value-type="float" office:value="65.268571428571434" table:style-name="ce1">
            <text:p>65.2685714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7" table:formula="of:=SUM([.E4:.I4])" table:style-name="ce1">
            <text:p>27</text:p>
          </table:table-cell>
          <table:table-cell table:number-columns-repeated="16374"/>
        </table:table-row>
        <table:table-row table:style-name="ro1">
          <table:table-cell office:value-type="float" office:value="65.917142857142863" table:style-name="ce1">
            <text:p>65.91714286</text:p>
          </table:table-cell>
          <table:table-cell table:number-columns-repeated="3" table:style-name="ce1"/>
          <table:table-cell table:style-name="ce1">
            <draw:frame draw:z-index="1" draw:id="id2" draw:style-name="a2" draw:name="Chart 1" svg:x="0.46875in" svg:y="0.0677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float" office:value="68.32214285714285" table:style-name="ce1">
            <text:p>68.32214286</text:p>
          </table:table-cell>
          <table:table-cell table:number-columns-repeated="16383" table:style-name="ce1"/>
        </table:table-row>
        <table:table-row table:style-name="ro1">
          <table:table-cell office:value-type="float" office:value="71.730714285714299" table:style-name="ce1">
            <text:p>71.73071429</text:p>
          </table:table-cell>
          <table:table-cell table:number-columns-repeated="16383" table:style-name="ce1"/>
        </table:table-row>
        <table:table-row table:style-name="ro1">
          <table:table-cell office:value-type="float" office:value="75.715000000000003" table:style-name="ce1">
            <text:p>75.715</text:p>
          </table:table-cell>
          <table:table-cell table:number-columns-repeated="16383" table:style-name="ce1"/>
        </table:table-row>
        <table:table-row table:style-name="ro1">
          <table:table-cell office:value-type="float" office:value="77.066428571428574" table:style-name="ce1">
            <text:p>77.06642857</text:p>
          </table:table-cell>
          <table:table-cell table:number-columns-repeated="16383" table:style-name="ce1"/>
        </table:table-row>
        <table:table-row table:style-name="ro1">
          <table:table-cell office:value-type="float" office:value="78.057857142857131" table:style-name="ce1">
            <text:p>78.05785714</text:p>
          </table:table-cell>
          <table:table-cell table:number-columns-repeated="16383" table:style-name="ce1"/>
        </table:table-row>
        <table:table-row table:style-name="ro1">
          <table:table-cell office:value-type="float" office:value="79.240714285714276" table:style-name="ce1">
            <text:p>79.24071429</text:p>
          </table:table-cell>
          <table:table-cell table:number-columns-repeated="16383" table:style-name="ce1"/>
        </table:table-row>
        <table:table-row table:style-name="ro1">
          <table:table-cell office:value-type="float" office:value="81.018571428571434" table:style-name="ce1">
            <text:p>81.01857143</text:p>
          </table:table-cell>
          <table:table-cell table:number-columns-repeated="16383" table:style-name="ce1"/>
        </table:table-row>
        <table:table-row table:style-name="ro1">
          <table:table-cell office:value-type="float" office:value="85.03857142857143" table:style-name="ce1">
            <text:p>85.03857143</text:p>
          </table:table-cell>
          <table:table-cell table:number-columns-repeated="16383" table:style-name="ce1"/>
        </table:table-row>
        <table:table-row table:style-name="ro1">
          <table:table-cell office:value-type="float" office:value="85.102857142857147" table:style-name="ce1">
            <text:p>85.10285714</text:p>
          </table:table-cell>
          <table:table-cell table:number-columns-repeated="16383" table:style-name="ce1"/>
        </table:table-row>
        <table:table-row table:style-name="ro1">
          <table:table-cell office:value-type="float" office:value="85.941428571428574" table:style-name="ce1">
            <text:p>85.94142857</text:p>
          </table:table-cell>
          <table:table-cell table:number-columns-repeated="16383" table:style-name="ce1"/>
        </table:table-row>
        <table:table-row table:style-name="ro1">
          <table:table-cell office:value-type="float" office:value="87.040714285714287" table:style-name="ce1">
            <text:p>87.04071429</text:p>
          </table:table-cell>
          <table:table-cell table:number-columns-repeated="16383" table:style-name="ce1"/>
        </table:table-row>
        <table:table-row table:style-name="ro1">
          <table:table-cell office:value-type="float" office:value="88.688571428571436" table:style-name="ce1">
            <text:p>88.68857143</text:p>
          </table:table-cell>
          <table:table-cell table:number-columns-repeated="16383"/>
        </table:table-row>
        <table:table-row table:style-name="ro1">
          <table:table-cell office:value-type="float" office:value="88.873571428571424" table:style-name="ce1">
            <text:p>88.87357143</text:p>
          </table:table-cell>
          <table:table-cell table:number-columns-repeated="16383"/>
        </table:table-row>
        <table:table-row table:style-name="ro1">
          <table:table-cell office:value-type="float" office:value="89.071428571428569" table:style-name="ce1">
            <text:p>89.07142857</text:p>
          </table:table-cell>
          <table:table-cell table:number-columns-repeated="16383"/>
        </table:table-row>
        <table:table-row table:style-name="ro1">
          <table:table-cell office:value-type="float" office:value="91.821428571428569" table:style-name="ce1">
            <text:p>91.82142857</text:p>
          </table:table-cell>
          <table:table-cell table:number-columns-repeated="16383"/>
        </table:table-row>
        <table:table-row table:style-name="ro1">
          <table:table-cell office:value-type="float" office:value="93.49" table:style-name="ce1">
            <text:p>93.49</text:p>
          </table:table-cell>
          <table:table-cell table:number-columns-repeated="16383"/>
        </table:table-row>
        <table:table-row table:style-name="ro1">
          <table:table-cell office:value-type="float" office:value="93.625" table:style-name="ce1">
            <text:p>93.625</text:p>
          </table:table-cell>
          <table:table-cell table:number-columns-repeated="16383"/>
        </table:table-row>
        <table:table-row table:style-name="ro1">
          <table:table-cell office:value-type="float" office:value="93.831428571428603" table:style-name="ce1">
            <text:p>93.83142857</text:p>
          </table:table-cell>
          <table:table-cell table:number-columns-repeated="16383"/>
        </table:table-row>
        <table:table-row table:style-name="ro1">
          <table:table-cell office:value-type="float" office:value="94.983571428571423" table:style-name="ce1">
            <text:p>94.98357143</text:p>
          </table:table-cell>
          <table:table-cell table:number-columns-repeated="16383"/>
        </table:table-row>
        <table:table-row table:style-name="ro1">
          <table:table-cell office:value-type="float" office:value="95.317142857142855" table:style-name="ce1">
            <text:p>95.31714286</text:p>
          </table:table-cell>
          <table:table-cell table:number-columns-repeated="16383"/>
        </table:table-row>
        <table:table-row table:style-name="ro1">
          <table:table-cell office:value-type="float" office:value="96.064999999999998" table:style-name="ce1">
            <text:p>96.065</text:p>
          </table:table-cell>
          <table:table-cell table:number-columns-repeated="16383"/>
        </table:table-row>
        <table:table-row table:style-name="ro1">
          <table:table-cell office:value-type="float" office:value="97.127142857142857" table:style-name="ce1">
            <text:p>97.12714286</text:p>
          </table:table-cell>
          <table:table-cell table:number-columns-repeated="16383"/>
        </table:table-row>
        <table:table-row table:style-name="ro1">
          <table:table-cell office:value-type="float" office:value="98.387857142857143" table:style-name="ce1">
            <text:p>98.38785714</text:p>
          </table:table-cell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MT_PGM_1_.A1:MT_PGM_1_.A28">
          <table:sort>
            <table:sort-by table:field-number="0"/>
          </table:sort>
        </table:database-range>
        <table:database-range table:target-range-address="MT_PGM2.A1:MT_PGM2.B28">
          <table:sort>
            <table:sort-by table:field-number="0"/>
          </table:sort>
        </table:database-range>
        <table:database-range table:target-range-address="MT_MC_.A1:MT_MC_.A28">
          <table:sort>
            <table:sort-by table:field-number="0"/>
          </table:sort>
        </table:database-range>
        <table:database-range table:target-range-address="MT_OVerall.A2:MT_OVerall.E31">
          <table:sort>
            <table:sort-by table:field-number="3"/>
          </table:sort>
        </table:database-range>
        <table:database-range table:target-range-address="Grades_so_far_.A1:Grades_so_far_.A2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 Lash</meta:initial-creator>
    <dc:creator>Administrator</dc:creator>
    <meta:creation-date>2021-03-06T17:25:57Z</meta:creation-date>
    <dc:date>2021-03-09T17:30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1248818897638pt" svg:width="393.75pt" chart:style-name="Crt0">
        <chart:title chart:style-name="CT00">
          <text:p text:style-name="a0" text:class-names="" text:cond-style-name="">MT By Grad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T_OVerall.$H$3:.$L$3"/>
          </chart:axis>
          <chart:series chart:values-cell-range-address="MT_OVerall.$H$4:.$L$4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7.6248818897637pt" svg:width="539.250078740157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T_OVerall.$D$1" chart:values-cell-range-address="MT_OVerall.$D$2:.$D$28" chart:class="chart:line" chart:attached-axis="primary-y" chart:style-name="G0S0">
            <chart:data-point chart:repeated="27"/>
          </chart:series>
          <chart:series chart:label-cell-address="MT_OVerall.$E$1" chart:values-cell-range-address="MT_OVerall.$E$2:.$E$28" chart:class="chart:line" chart:attached-axis="primary-y" chart:style-name="G0S1">
            <chart:data-point chart:repeated="2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Gades So Fa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des_so_far_.$E$3:.$I$3"/>
          </chart:axis>
          <chart:series chart:values-cell-range-address="Grades_so_far_.$E$4:.$I$4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